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965in" fo:text-align="center" style:justify-single-word="false"/>
      <style:text-properties fo:font-weight="bold"/>
    </style:style>
    <style:style style:name="P2" style:family="paragraph" style:parent-style-name="Standard">
      <style:paragraph-properties fo:margin-top="0in" fo:margin-bottom="0.1965in" fo:text-align="start" style:justify-single-word="false"/>
      <style:text-properties fo:font-weight="bold"/>
    </style:style>
    <style:style style:name="P3" style:family="paragraph" style:parent-style-name="Text_20_body">
      <style:paragraph-properties fo:margin-top="0in" fo:margin-bottom="0in" fo:text-align="center" style:justify-single-word="false"/>
    </style:style>
    <style:style style:name="P4" style:family="paragraph" style:parent-style-name="Text_20_body">
      <style:paragraph-properties fo:margin-top="0in" fo:margin-bottom="0in" fo:line-height="200%" fo:text-align="start" style:justify-single-word="false"/>
      <style:text-properties fo:font-variant="normal" fo:text-transform="none"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Enforcing Ethical Codes</text:p>
      <text:p text:style-name="P3"/>
      <text:p text:style-name="P4"><text:tab/>After ethical guidelines have been laid out by different organizations, the problem of enforcing those guidelines arises. In the software industry, the systems for enforcing ethical codes are not nearly as strict as in medicine and law, if they exist at all. It would be easy to assume that unenforced ethical codes would do very little beyond suggesting guidelines for those engineers already predisposed to behave ethically. Is the strict enforcement of ethical codes in software therefore necessary? </text:p>
      <text:p text:style-name="P4"><text:tab/>To approach this question, we might first examine the specific reasons that lead us to want to enforce professional ethical codes in the first place. Required licensing and certification are usually a simple means for employers, clients, and the public to be reassured of the quality of the work. The very fast-paced nature of computer technology has led some to argue, however, that nobody is really qualified to give absolute assurances about how to properly do anything. It might be due to this objection that we see most certifications in very specialized areas, sponsored by companies that usually have their own proprietary methods. In any case, any enforced ethical guidelines about employee performance would have to be very malleable and constantly changing. Another criticism is that licensing, with its strict standards and exclusivity, can harm progress and innovation. It may be the case, sometimes, that employers or clients who need to be reassured about quality of work will have nothing else to look at besides licenses or certifications.</text:p>
      <text:p text:style-name="P4"><text:tab/>The second, perhaps more important, reason that leads us to want to enforce ethical codes comes from the desire for the 'public good' (this phrase being used many times throughout the IEEE-CS/ACM guidelines). The concern for the public good is almost always directly related to concerns for physical safety. The main idea here, I believe, is to hold engineers accountable for having caused public harm by stating rules in some code that were specifically broken. Some then argue that making any one set of rules an absolute authority allows certain people to exploit loopholes or ambiguous wording to <text:soft-page-break/>justify unethical actions. Another criticism, from Milton Friedman, states that a monopolization of ethics can have negative effects on freedom of choice for the clients. Organizations can unfairly increase members' wages, inflating costs, and they could end up limiting the number of professionals available to work, which might harm society. Despite all this, however, it is very difficult to imagine the members of a profession that is very tied to physical safety, such as medicine, not being held directly accountable to some kind of standard code. The benefit of accountability may outweigh the costs.</text:p>
      <text:p text:style-name="P4"><text:tab/>It is apparent that there are both pros and cons to enforcing any ethical code. For standards concerning quality of work, progress, innovation, and the fast-moving nature of computer science might make required licensing and certification harmful, though in some cases it may be unavoidable. For standards concerning the public good, we have to consider whether the downsides of creating an absolute code outweigh the seemingly large benefit of accountabil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5-03T12:42:09</meta:creation-date>
    <dc:date>2010-05-03T12:49:21.80</dc:date>
    <meta:editing-duration>PT00H00M37S</meta:editing-duration>
    <meta:editing-cycles>2</meta:editing-cycles>
    <meta:generator>OpenOffice.org/3.0$Win32 OpenOffice.org_project/300m15$Build-9379</meta:generator>
    <meta:document-statistic meta:table-count="0" meta:image-count="0" meta:object-count="0" meta:page-count="2" meta:paragraph-count="5" meta:word-count="511" meta:character-count="3253"/>
    <dc:creator>Academic Computing</dc:creator>
  </office:meta>
</office:document-meta>
</file>